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4</text:p>
      <text:p text:style-name="Standard"/>
      <text:p text:style-name="Standard">Demandeur : EARL ELEVAGE DES TREFLES</text:p>
      <text:p text:style-name="Standard">Adresse : 4 QUINQUIS CRENN<text:line-break/>22160 BULAT PESTIVIEN</text:p>
      <text:p text:style-name="Standard">Cédant : GAEC DES TREFLES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MAEL-PESTIVIEN</text:p>
      <text:p text:style-name="Standard"/>
      <text:p text:style-name="Standard">----------------------------------------</text:p>
      <text:p text:style-name="Standard">Commune : MAEL-PESTIVIEN</text:p>
      <text:p text:style-name="Standard"/>
      <text:p text:style-name="Standard"/>
      <text:p text:style-name="Standard"/>
      <text:p text:style-name="P1">Dossier n° : C22250324</text:p>
      <text:p text:style-name="P1"/>
      <text:p text:style-name="P1">Demandeur : EARL ELEVAGE DES TREFLES</text:p>
      <text:p text:style-name="P1">Adresse : 4 QUINQUIS CRENN<text:line-break/>22160 BULAT PESTIVIEN</text:p>
      <text:p text:style-name="P1">Cédant : GAEC DES TREFLES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ateliers</text:p>
      <text:p text:style-name="P1">Commune : MAEL-PESTIVIEN</text:p>
      <text:p text:style-name="P1"/>
      <text:p text:style-name="P1"/>
      <text:p text:style-name="P1">Ateliers : Poules pondeuses </text:p>
      <text:p text:style-name="P1">Nombre d'ateliers : 9000.0</text:p>
      <text:p text:style-name="P1">Unité : places</text:p>
      <text:p text:style-name="P1"/>
      <text:p text:style-name="P1"/>
      <text:p text:style-name="P1">----------------------------------------</text:p>
      <text:p text:style-name="P1">Type : parcelles</text:p>
      <text:p text:style-name="P1">Commune : MAEL-PESTIVIEN</text:p>
      <text:p text:style-name="P1"/>
      <text:p text:style-name="P1"/>
      <text:p text:style-name="P1">Parcelles : A378 - A388A - A388Z - A391 - A392A - A392B - A400</text:p>
      <text:p text:style-name="P1">Superficie : 5,044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